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Command.sendStandardReply( Mail origMail , String subject , String message , String replyAddr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aseCommand.initXMLResources( String [ ]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mand.getCommandListserv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mand.generateMail( String destEmailAddr , String destDisplayName , String fromEmailAddr , String fromDisplayName , String emailSubject , String emailPlai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aseCommand.init( ICommandListservManager commandListservManager ,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Command.log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Command.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Command.getMai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mand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mand.getComman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mand.getStandar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mand.getUsers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